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3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background-color="#FFFF00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4a7ebb" draw:marker-start="a12" draw:marker-end="a13" svg:stroke-opacity="100%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draw:marker-start="a0" draw:marker-end="a1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4a7ebb" draw:marker-end="a15" svg:stroke-opacity="100%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1042in" svg:stroke-color="#4a7ebb" draw:marker-end="a17" svg:stroke-opacity="100%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4a7ebb" draw:marker-start="a3" draw:marker-end="a4" svg:stroke-opacity="100%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4a7ebb" draw:marker-start="a6" draw:marker-end="a7" svg:stroke-opacity="100%" style:horizontal-rel="paragraph" style:vertical-rel="paragraph" style:horizontal-pos="from-left" style:vertical-pos="from-top"/>
    </style:style>
    <style:style style:family="graphic" style:name="a27">
      <style:graphic-properties/>
    </style:style>
    <style:style style:family="graphic" style:name="a11">
      <style:graphic-properties style:wrap="run-through" style:run-through="foreground" draw:fill="none" draw:stroke="solid" svg:stroke-width="0.01042in" svg:stroke-color="#4a7ebb" draw:marker-start="a9" draw:marker-end="a1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3.99837in" svg:y1="1.04455in" svg:x2="3.20184in" svg:y2="0.9633in" draw:z-index="251666432" draw:id="id0" draw:style-name="a2" draw:name="Straight Arrow Connector 27" text:anchor-type="paragraph"><svg:title/><svg:desc/></draw:connector><draw:connector draw:type="line" svg:x1="3.99837in" svg:y1="1.80142in" svg:x2="3.20184in" svg:y2="1.19725in" draw:z-index="251665408" draw:id="id1" draw:style-name="a5" draw:name="Straight Arrow Connector 26" text:anchor-type="paragraph"><svg:title/><svg:desc/></draw:connector><draw:connector draw:type="line" svg:x1="2.63303in" svg:y1="2.06391in" svg:x2="2.63303in" svg:y2="2.63683in" draw:z-index="251664384" draw:id="id2" draw:style-name="a8" draw:name="Straight Arrow Connector 25" text:anchor-type="paragraph"><svg:title/><svg:desc/></draw:connector><draw:connector draw:type="line" svg:x1="2.63303in" svg:y1="1.19725in" svg:x2="2.63303in" svg:y2="1.60489in" draw:z-index="251663360" draw:id="id3" draw:style-name="a11" draw:name="Straight Arrow Connector 24" text:anchor-type="paragraph"><svg:title/><svg:desc/></draw:connector><draw:connector draw:type="line" svg:x1="0.80275in" svg:y1="2.06253in" svg:x2="2.07289in" svg:y2="1.19725in" draw:z-index="251662336" draw:id="id4" draw:style-name="a14" draw:name="Straight Arrow Connector 23" text:anchor-type="paragraph"><svg:title/><svg:desc/></draw:connector><draw:connector draw:type="line" svg:x1="3.20184in" svg:y1="0.7326in" svg:x2="3.99837in" svg:y2="0.27982in" draw:z-index="251660288" draw:id="id5" draw:style-name="a16" draw:name="Straight Arrow Connector 21" text:anchor-type="paragraph"><svg:title/><svg:desc/></draw:connector><draw:connector draw:type="line" svg:x1="0.80275in" svg:y1="0.30275in" svg:x2="2.07289in" svg:y2="0.73261in" draw:z-index="251659264" draw:id="id6" draw:style-name="a18" draw:name="Straight Arrow Connector 20" text:anchor-type="paragraph"><svg:title/><svg:desc/></draw:connector><?opendocument cursor-position?><draw:g draw:name="Canvas 1" draw:id="id15" draw:style-name="a27" text:anchor-type="as-char"><svg:title/><svg:desc/><draw:frame draw:id="id7" draw:style-name="a19" draw:name="Text Box 2" svg:x="2.0457in" svg:y="0.67873in" svg:width="1.1811in" svg:height="0.58274in" style:rel-width="scale" style:rel-height="scale"><draw:text-box><text:p text:style-name="P2">Knowledge server</text:p></draw:text-box><svg:title/><svg:desc/></draw:frame><draw:frame draw:id="id8" draw:style-name="a20" draw:name="Text Box 3" svg:x="0in" svg:y="0.02294in" svg:width="0.83027in" svg:height="0.5688in" style:rel-width="scale" style:rel-height="scale"><draw:text-box><text:p text:style-name="P3">Vision / Simulator</text:p></draw:text-box><svg:title/><svg:desc/></draw:frame><draw:frame draw:id="id9" draw:style-name="a21" draw:name="Text Box 5" svg:x="3.96394in" svg:y="0in" svg:width="0.91743in" svg:height="0.59171in" style:rel-width="scale" style:rel-height="scale"><draw:text-box><text:p text:style-name="P4">Logger / Visualizer</text:p></draw:text-box><svg:title/><svg:desc/></draw:frame><draw:frame draw:id="id10" draw:style-name="a22" draw:name="Text Box 6" svg:x="3.96394in" svg:y="0.88529in" svg:width="0.91743in" svg:height="0.41747in" style:rel-width="scale" style:rel-height="scale"><draw:text-box><text:p text:style-name="P5">Planner</text:p></draw:text-box><svg:title/><svg:desc/></draw:frame><draw:frame draw:id="id11" draw:style-name="a23" draw:name="Text Box 7" svg:x="3.96435in" svg:y="1.64098in" svg:width="0.91284in" svg:height="0.38641in" style:rel-width="scale" style:rel-height="scale"><draw:text-box><text:p text:style-name="P6">Movement</text:p></draw:text-box><svg:title/><svg:desc/></draw:frame><draw:frame draw:id="id12" draw:style-name="a24" draw:name="Text Box 8" svg:x="0in" svg:y="1.89441in" svg:width="0.83027in" svg:height="0.38541in" style:rel-width="scale" style:rel-height="scale"><draw:text-box><text:p text:style-name="P7">Kicker</text:p></draw:text-box><svg:title/><svg:desc/></draw:frame><draw:frame draw:id="id13" draw:style-name="a25" draw:name="Text Box 9" svg:x="2.04697in" svg:y="1.55497in" svg:width="1.1811in" svg:height="0.56888in" style:rel-width="scale" style:rel-height="scale"><draw:text-box><text:p text:style-name="P8">Robot communication</text:p></draw:text-box><svg:title/><svg:desc/></draw:frame><draw:frame draw:id="id14" draw:style-name="a26" draw:name="Text Box 10" svg:x="2.04702in" svg:y="2.58257in" svg:width="1.1811in" svg:height="0.47244in" style:rel-width="scale" style:rel-height="scale"><draw:text-box><text:p text:style-name="P9">Robot</text:p></draw:text-box><svg:title/><svg:desc/></draw:frame></draw:g></text:p>
      <text:p text:style-name="Normal">Every arrow shows the primary<text:s/>direction of information flow. Every connection except the one between the robot and the robot communication module is made using a TCP socket. To achieve that we can either use a MessageProxy class (python) or proxy.py which communicates with the server and reads the end module’s stdout and writes to its stdi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2" svg:viewBox="0 0 20 30" svg:d="m10 0-10 30h20z"/>
    <draw:marker draw:name="a0" svg:viewBox="0 0 20 30" svg:d="m10 0-10 30h20z"/>
    <draw:marker draw:name="a13" svg:viewBox="0 0 20 30" svg:d="m10 0-10 30h20z"/>
    <draw:marker draw:name="a1" svg:viewBox="0 0 20 30" svg:d="m10 0-10 30h20z"/>
    <draw:marker draw:name="a15" svg:viewBox="0 0 20 30" svg:d="m10 0-10 30h20z"/>
    <draw:marker draw:name="a3" svg:viewBox="0 0 20 30" svg:d="m10 0-10 30h20z"/>
    <draw:marker draw:name="a4" svg:viewBox="0 0 20 30" svg:d="m10 0-10 30h20z"/>
    <draw:marker draw:name="a17" svg:viewBox="0 0 20 30" svg:d="m10 0-10 30h20z"/>
    <draw:marker draw:name="a6" svg:viewBox="0 0 20 30" svg:d="m10 0-10 30h20z"/>
    <draw:marker draw:name="a7" svg:viewBox="0 0 20 30" svg:d="m10 0-10 30h20z"/>
    <draw:marker draw:name="a9" svg:viewBox="0 0 20 30" svg:d="m10 0-10 30h20z"/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tinn</meta:initial-creator>
    <dc:creator>otinn</dc:creator>
    <meta:creation-date>2011-01-23T11:30:00Z</meta:creation-date>
    <dc:date>2011-04-12T13:15:00Z</dc:date>
    <meta:template xlink:href="Normal.dotm" xlink:type="simple"/>
    <meta:editing-cycles>4</meta:editing-cycles>
    <meta:editing-duration>PT1380S</meta:editing-duration>
    <meta:document-statistic meta:page-count="1" meta:paragraph-count="1" meta:word-count="52" meta:character-count="352" meta:row-count="2" meta:non-whitespace-character-count="301"/>
  </office:meta>
</office:document-meta>
</file>